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ab3" officeooo:paragraph-rsid="000e1a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ld!</text:p>
      <text:p text:style-name="P1">Second line.</text:p>
      <text:p text:style-name="P1">Third line.</text:p>
      <text:p text:style-name="P1">Trifon - ${var01}</text:p>
      <text:p text:style-name="P1">Fifth lin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23:55:05.095595507</meta:creation-date>
    <dc:date>2021-03-02T23:55:59.399135216</dc:date>
    <meta:editing-duration>PT55S</meta:editing-duration>
    <meta:editing-cycles>1</meta:editing-cycles>
    <meta:document-statistic meta:table-count="0" meta:image-count="0" meta:object-count="0" meta:page-count="1" meta:paragraph-count="5" meta:word-count="11" meta:character-count="62" meta:non-whitespace-character-count="56"/>
    <meta:generator>LibreOffice/6.4.6.2$Linux_X86_64 LibreOffice_project/40$Build-2</meta:generator>
  </office:meta>
</office:document-meta>
</file>